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1:17:3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63552" calcext:value-type="float">
            <text:p>263552</text:p>
          </table:table-cell>
          <table:table-cell office:value-type="float" office:value="262942" calcext:value-type="float">
            <text:p>262942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337764" calcext:value-type="float">
            <text:p>337764</text:p>
          </table:table-cell>
          <table:table-cell office:value-type="float" office:value="337744" calcext:value-type="float">
            <text:p>3377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43248" calcext:value-type="float">
            <text:p>1043248</text:p>
          </table:table-cell>
          <table:table-cell office:value-type="float" office:value="1043245" calcext:value-type="float">
            <text:p>104324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2]/([.E2]+[.I2]+[.M2])" office:value-type="percentage" office:value="0.004739336492891" calcext:value-type="percentage">
            <text:p>0.47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84168" calcext:value-type="float">
            <text:p>184168</text:p>
          </table:table-cell>
          <table:table-cell office:value-type="float" office:value="183456" calcext:value-type="float">
            <text:p>183456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328626" calcext:value-type="float">
            <text:p>328626</text:p>
          </table:table-cell>
          <table:table-cell office:value-type="float" office:value="328605" calcext:value-type="float">
            <text:p>328605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032335" calcext:value-type="float">
            <text:p>10323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]/([.E3]+[.I3]+[.M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2719" calcext:value-type="float">
            <text:p>22719</text:p>
          </table:table-cell>
          <table:table-cell office:value-type="float" office:value="22011" calcext:value-type="float">
            <text:p>2201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43159" calcext:value-type="float">
            <text:p>43159</text:p>
          </table:table-cell>
          <table:table-cell office:value-type="float" office:value="43138" calcext:value-type="float">
            <text:p>4313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5771" calcext:value-type="float">
            <text:p>215771</text:p>
          </table:table-cell>
          <table:table-cell office:value-type="float" office:value="215766" calcext:value-type="float">
            <text:p>21576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M4]/([.E4]+[.I4]+[.M4])" office:value-type="percentage" office:value="0.00681198910081744" calcext:value-type="percentage">
            <text:p>0.6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8587" calcext:value-type="float">
            <text:p>168587</text:p>
          </table:table-cell>
          <table:table-cell office:value-type="float" office:value="167861" calcext:value-type="float">
            <text:p>167861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321052" calcext:value-type="float">
            <text:p>321052</text:p>
          </table:table-cell>
          <table:table-cell office:value-type="float" office:value="321032" calcext:value-type="float">
            <text:p>321032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030175" calcext:value-type="float">
            <text:p>10301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5]/([.E5]+[.I5]+[.M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71971" calcext:value-type="float">
            <text:p>171971</text:p>
          </table:table-cell>
          <table:table-cell office:value-type="float" office:value="171258" calcext:value-type="float">
            <text:p>171258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327120" calcext:value-type="float">
            <text:p>327120</text:p>
          </table:table-cell>
          <table:table-cell office:value-type="float" office:value="327097" calcext:value-type="float">
            <text:p>327097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040044" calcext:value-type="float">
            <text:p>10400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6]/([.E6]+[.I6]+[.M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70708" calcext:value-type="float">
            <text:p>170708</text:p>
          </table:table-cell>
          <table:table-cell office:value-type="float" office:value="170097" calcext:value-type="float">
            <text:p>170097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311924" calcext:value-type="float">
            <text:p>311924</text:p>
          </table:table-cell>
          <table:table-cell office:value-type="float" office:value="311901" calcext:value-type="float">
            <text:p>31190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4558" calcext:value-type="float">
            <text:p>105455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M7]/([.E7]+[.I7]+[.M7])" office:value-type="percentage" office:value="0.00314465408805031" calcext:value-type="percentage">
            <text:p>0.31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68410" calcext:value-type="float">
            <text:p>168410</text:p>
          </table:table-cell>
          <table:table-cell office:value-type="float" office:value="167739" calcext:value-type="float">
            <text:p>16773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07345" calcext:value-type="float">
            <text:p>307345</text:p>
          </table:table-cell>
          <table:table-cell office:value-type="float" office:value="307322" calcext:value-type="float">
            <text:p>307322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055252" calcext:value-type="float">
            <text:p>10552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8]/([.E8]+[.I8]+[.M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69892" calcext:value-type="float">
            <text:p>169892</text:p>
          </table:table-cell>
          <table:table-cell office:value-type="float" office:value="169292" calcext:value-type="float">
            <text:p>16929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11246" calcext:value-type="float">
            <text:p>311246</text:p>
          </table:table-cell>
          <table:table-cell office:value-type="float" office:value="311224" calcext:value-type="float">
            <text:p>3112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59842" calcext:value-type="float">
            <text:p>1059842</text:p>
          </table:table-cell>
          <table:table-cell office:value-type="float" office:value="1059839" calcext:value-type="float">
            <text:p>10598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9]/([.E9]+[.I9]+[.M9])" office:value-type="percentage" office:value="0.0048" calcext:value-type="percentage">
            <text:p>0.4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4501" calcext:value-type="float">
            <text:p>24501</text:p>
          </table:table-cell>
          <table:table-cell office:value-type="float" office:value="23912" calcext:value-type="float">
            <text:p>23912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43948" calcext:value-type="float">
            <text:p>43948</text:p>
          </table:table-cell>
          <table:table-cell office:value-type="float" office:value="43927" calcext:value-type="float">
            <text:p>43927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13012" calcext:value-type="float">
            <text:p>213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0]/([.E10]+[.I10]+[.M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8091" calcext:value-type="float">
            <text:p>38091</text:p>
          </table:table-cell>
          <table:table-cell office:value-type="float" office:value="37487" calcext:value-type="float">
            <text:p>37487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80661" calcext:value-type="float">
            <text:p>80661</text:p>
          </table:table-cell>
          <table:table-cell office:value-type="float" office:value="80641" calcext:value-type="float">
            <text:p>806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60897" calcext:value-type="float">
            <text:p>360897</text:p>
          </table:table-cell>
          <table:table-cell office:value-type="float" office:value="360894" calcext:value-type="float">
            <text:p>36089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11]/([.E11]+[.I11]+[.M11])" office:value-type="percentage" office:value="0.00478468899521531" calcext:value-type="percentage">
            <text:p>0.48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57545" calcext:value-type="float">
            <text:p>157545</text:p>
          </table:table-cell>
          <table:table-cell office:value-type="float" office:value="156872" calcext:value-type="float">
            <text:p>15687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00303" calcext:value-type="float">
            <text:p>300303</text:p>
          </table:table-cell>
          <table:table-cell office:value-type="float" office:value="300283" calcext:value-type="float">
            <text:p>300283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032253" calcext:value-type="float">
            <text:p>10322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2]/([.E12]+[.I12]+[.M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2237" calcext:value-type="float">
            <text:p>22237</text:p>
          </table:table-cell>
          <table:table-cell office:value-type="float" office:value="21643" calcext:value-type="float">
            <text:p>2164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42859" calcext:value-type="float">
            <text:p>42859</text:p>
          </table:table-cell>
          <table:table-cell office:value-type="float" office:value="42839" calcext:value-type="float">
            <text:p>42839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12767" calcext:value-type="float">
            <text:p>2127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3]/([.E13]+[.I13]+[.M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64957" calcext:value-type="float">
            <text:p>164957</text:p>
          </table:table-cell>
          <table:table-cell office:value-type="float" office:value="164302" calcext:value-type="float">
            <text:p>164302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306410" calcext:value-type="float">
            <text:p>306410</text:p>
          </table:table-cell>
          <table:table-cell office:value-type="float" office:value="306390" calcext:value-type="float">
            <text:p>30639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052773" calcext:value-type="float">
            <text:p>10527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4]/([.E14]+[.I14]+[.M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65744" calcext:value-type="float">
            <text:p>165744</text:p>
          </table:table-cell>
          <table:table-cell office:value-type="float" office:value="165054" calcext:value-type="float">
            <text:p>165054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05766" calcext:value-type="float">
            <text:p>305766</text:p>
          </table:table-cell>
          <table:table-cell office:value-type="float" office:value="305744" calcext:value-type="float">
            <text:p>30574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55254" calcext:value-type="float">
            <text:p>1055254</text:p>
          </table:table-cell>
          <table:table-cell office:value-type="float" office:value="1055250" calcext:value-type="float">
            <text:p>105525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M15]/([.E15]+[.I15]+[.M15])" office:value-type="percentage" office:value="0.00558659217877095" calcext:value-type="percentage">
            <text:p>0.5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32234" calcext:value-type="float">
            <text:p>232234</text:p>
          </table:table-cell>
          <table:table-cell office:value-type="float" office:value="231530" calcext:value-type="float">
            <text:p>231530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323857" calcext:value-type="float">
            <text:p>323857</text:p>
          </table:table-cell>
          <table:table-cell office:value-type="float" office:value="323832" calcext:value-type="float">
            <text:p>3238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40418" calcext:value-type="float">
            <text:p>1040418</text:p>
          </table:table-cell>
          <table:table-cell office:value-type="float" office:value="1040417" calcext:value-type="float">
            <text:p>10404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M16]/([.E16]+[.I16]+[.M16])" office:value-type="percentage" office:value="0.00136986301369863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65777" calcext:value-type="float">
            <text:p>165777</text:p>
          </table:table-cell>
          <table:table-cell office:value-type="float" office:value="165051" calcext:value-type="float">
            <text:p>165051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314420" calcext:value-type="float">
            <text:p>314420</text:p>
          </table:table-cell>
          <table:table-cell office:value-type="float" office:value="314395" calcext:value-type="float">
            <text:p>31439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46716" calcext:value-type="float">
            <text:p>1046716</text:p>
          </table:table-cell>
          <table:table-cell office:value-type="float" office:value="1046707" calcext:value-type="float">
            <text:p>104670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M17]/([.E17]+[.I17]+[.M17])" office:value-type="percentage" office:value="0.0118421052631579" calcext:value-type="percentage">
            <text:p>1.1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4434" calcext:value-type="float">
            <text:p>24434</text:p>
          </table:table-cell>
          <table:table-cell office:value-type="float" office:value="23734" calcext:value-type="float">
            <text:p>2373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5724" calcext:value-type="float">
            <text:p>45724</text:p>
          </table:table-cell>
          <table:table-cell office:value-type="float" office:value="45703" calcext:value-type="float">
            <text:p>4570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7715" calcext:value-type="float">
            <text:p>217715</text:p>
          </table:table-cell>
          <table:table-cell office:value-type="float" office:value="217712" calcext:value-type="float">
            <text:p>21771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18]/([.E18]+[.I18]+[.M18])" office:value-type="percentage" office:value="0.00414364640883978" calcext:value-type="percentage">
            <text:p>0.4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3496" calcext:value-type="float">
            <text:p>23496</text:p>
          </table:table-cell>
          <table:table-cell office:value-type="float" office:value="22792" calcext:value-type="float">
            <text:p>22792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44398" calcext:value-type="float">
            <text:p>44398</text:p>
          </table:table-cell>
          <table:table-cell office:value-type="float" office:value="44378" calcext:value-type="float">
            <text:p>44378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15066" calcext:value-type="float">
            <text:p>2150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9]/([.E19]+[.I19]+[.M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70184" calcext:value-type="float">
            <text:p>170184</text:p>
          </table:table-cell>
          <table:table-cell office:value-type="float" office:value="169485" calcext:value-type="float">
            <text:p>169485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322149" calcext:value-type="float">
            <text:p>322149</text:p>
          </table:table-cell>
          <table:table-cell office:value-type="float" office:value="322128" calcext:value-type="float">
            <text:p>3221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34116" calcext:value-type="float">
            <text:p>1034116</text:p>
          </table:table-cell>
          <table:table-cell office:value-type="float" office:value="1034113" calcext:value-type="float">
            <text:p>103411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20]/([.E20]+[.I20]+[.M20])" office:value-type="percentage" office:value="0.004149377593361" calcext:value-type="percentage">
            <text:p>0.4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68670" calcext:value-type="float">
            <text:p>168670</text:p>
          </table:table-cell>
          <table:table-cell office:value-type="float" office:value="168002" calcext:value-type="float">
            <text:p>16800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14181" calcext:value-type="float">
            <text:p>314181</text:p>
          </table:table-cell>
          <table:table-cell office:value-type="float" office:value="314158" calcext:value-type="float">
            <text:p>314158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025969" calcext:value-type="float">
            <text:p>10259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1]/([.E21]+[.I21]+[.M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8394" calcext:value-type="float">
            <text:p>158394</text:p>
          </table:table-cell>
          <table:table-cell office:value-type="float" office:value="157720" calcext:value-type="float">
            <text:p>157720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303335" calcext:value-type="float">
            <text:p>303335</text:p>
          </table:table-cell>
          <table:table-cell office:value-type="float" office:value="303315" calcext:value-type="float">
            <text:p>30331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029581" calcext:value-type="float">
            <text:p>10295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2]/([.E22]+[.I22]+[.M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4278" calcext:value-type="float">
            <text:p>24278</text:p>
          </table:table-cell>
          <table:table-cell office:value-type="float" office:value="23596" calcext:value-type="float">
            <text:p>2359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45015" calcext:value-type="float">
            <text:p>45015</text:p>
          </table:table-cell>
          <table:table-cell office:value-type="float" office:value="44995" calcext:value-type="float">
            <text:p>4499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11336" calcext:value-type="float">
            <text:p>2113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3]/([.E23]+[.I23]+[.M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8144" calcext:value-type="float">
            <text:p>38144</text:p>
          </table:table-cell>
          <table:table-cell office:value-type="float" office:value="37471" calcext:value-type="float">
            <text:p>3747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82168" calcext:value-type="float">
            <text:p>82168</text:p>
          </table:table-cell>
          <table:table-cell office:value-type="float" office:value="82148" calcext:value-type="float">
            <text:p>8214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61088" calcext:value-type="float">
            <text:p>361088</text:p>
          </table:table-cell>
          <table:table-cell office:value-type="float" office:value="361086" calcext:value-type="float">
            <text:p>36108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M24]/([.E24]+[.I24]+[.M24])" office:value-type="percentage" office:value="0.00287769784172662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61989" calcext:value-type="float">
            <text:p>161989</text:p>
          </table:table-cell>
          <table:table-cell office:value-type="float" office:value="161285" calcext:value-type="float">
            <text:p>161285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308007" calcext:value-type="float">
            <text:p>308007</text:p>
          </table:table-cell>
          <table:table-cell office:value-type="float" office:value="307984" calcext:value-type="float">
            <text:p>307984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023109" calcext:value-type="float">
            <text:p>10231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5]/([.E25]+[.I25]+[.M2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4124" calcext:value-type="float">
            <text:p>24124</text:p>
          </table:table-cell>
          <table:table-cell office:value-type="float" office:value="23411" calcext:value-type="float">
            <text:p>23411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44220" calcext:value-type="float">
            <text:p>44220</text:p>
          </table:table-cell>
          <table:table-cell office:value-type="float" office:value="44200" calcext:value-type="float">
            <text:p>4420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14389" calcext:value-type="float">
            <text:p>2143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6]/([.E26]+[.I26]+[.M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2038" calcext:value-type="float">
            <text:p>172038</text:p>
          </table:table-cell>
          <table:table-cell office:value-type="float" office:value="171366" calcext:value-type="float">
            <text:p>171366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16799" calcext:value-type="float">
            <text:p>316799</text:p>
          </table:table-cell>
          <table:table-cell office:value-type="float" office:value="316778" calcext:value-type="float">
            <text:p>31677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47403" calcext:value-type="float">
            <text:p>1047403</text:p>
          </table:table-cell>
          <table:table-cell office:value-type="float" office:value="1047400" calcext:value-type="float">
            <text:p>10474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27]/([.E27]+[.I27]+[.M27])" office:value-type="percentage" office:value="0.00431034482758621" calcext:value-type="percentage">
            <text:p>0.43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3745" calcext:value-type="float">
            <text:p>23745</text:p>
          </table:table-cell>
          <table:table-cell office:value-type="float" office:value="23073" calcext:value-type="float">
            <text:p>2307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43365" calcext:value-type="float">
            <text:p>43365</text:p>
          </table:table-cell>
          <table:table-cell office:value-type="float" office:value="43341" calcext:value-type="float">
            <text:p>433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3467" calcext:value-type="float">
            <text:p>213467</text:p>
          </table:table-cell>
          <table:table-cell office:value-type="float" office:value="213465" calcext:value-type="float">
            <text:p>21346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M28]/([.E28]+[.I28]+[.M28])" office:value-type="percentage" office:value="0.00286532951289398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2432" calcext:value-type="float">
            <text:p>172432</text:p>
          </table:table-cell>
          <table:table-cell office:value-type="float" office:value="171750" calcext:value-type="float">
            <text:p>171750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317716" calcext:value-type="float">
            <text:p>317716</text:p>
          </table:table-cell>
          <table:table-cell office:value-type="float" office:value="317696" calcext:value-type="float">
            <text:p>31769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056711" calcext:value-type="float">
            <text:p>10567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29]/([.E29]+[.I29]+[.M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1571" calcext:value-type="float">
            <text:p>171571</text:p>
          </table:table-cell>
          <table:table-cell office:value-type="float" office:value="170884" calcext:value-type="float">
            <text:p>170884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316097" calcext:value-type="float">
            <text:p>316097</text:p>
          </table:table-cell>
          <table:table-cell office:value-type="float" office:value="316076" calcext:value-type="float">
            <text:p>31607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53672" calcext:value-type="float">
            <text:p>1053672</text:p>
          </table:table-cell>
          <table:table-cell office:value-type="float" office:value="1053669" calcext:value-type="float">
            <text:p>105366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30]/([.E30]+[.I30]+[.M30])" office:value-type="percentage" office:value="0.00421940928270042" calcext:value-type="percentage">
            <text:p>0.42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67699" calcext:value-type="float">
            <text:p>167699</text:p>
          </table:table-cell>
          <table:table-cell office:value-type="float" office:value="167018" calcext:value-type="float">
            <text:p>167018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310918" calcext:value-type="float">
            <text:p>310918</text:p>
          </table:table-cell>
          <table:table-cell office:value-type="float" office:value="310896" calcext:value-type="float">
            <text:p>31089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24987" calcext:value-type="float">
            <text:p>1024987</text:p>
          </table:table-cell>
          <table:table-cell office:value-type="float" office:value="1024984" calcext:value-type="float">
            <text:p>102498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31]/([.E31]+[.I31]+[.M31])" office:value-type="percentage" office:value="0.00424929178470255" calcext:value-type="percentage">
            <text:p>0.4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7319" calcext:value-type="float">
            <text:p>167319</text:p>
          </table:table-cell>
          <table:table-cell office:value-type="float" office:value="166599" calcext:value-type="float">
            <text:p>166599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320643" calcext:value-type="float">
            <text:p>320643</text:p>
          </table:table-cell>
          <table:table-cell office:value-type="float" office:value="320623" calcext:value-type="float">
            <text:p>3206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26695" calcext:value-type="float">
            <text:p>1026695</text:p>
          </table:table-cell>
          <table:table-cell office:value-type="float" office:value="1026692" calcext:value-type="float">
            <text:p>102669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32]/([.E32]+[.I32]+[.M32])" office:value-type="percentage" office:value="0.00403768506056528" calcext:value-type="percentage">
            <text:p>0.4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3081" calcext:value-type="float">
            <text:p>163081</text:p>
          </table:table-cell>
          <table:table-cell office:value-type="float" office:value="162367" calcext:value-type="float">
            <text:p>162367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313732" calcext:value-type="float">
            <text:p>313732</text:p>
          </table:table-cell>
          <table:table-cell office:value-type="float" office:value="313710" calcext:value-type="float">
            <text:p>3137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40695" calcext:value-type="float">
            <text:p>1040695</text:p>
          </table:table-cell>
          <table:table-cell office:value-type="float" office:value="1040693" calcext:value-type="float">
            <text:p>104069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M33]/([.E33]+[.I33]+[.M33])" office:value-type="percentage" office:value="0.002710027100271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0239506370453901" calcext:value-type="percentage">
            <text:p>0.2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1:24:20.442872402</dc:date>
    <meta:editing-duration>PT1M23S</meta:editing-duration>
    <meta:editing-cycles>1</meta:editing-cycles>
    <meta:document-statistic meta:table-count="1" meta:cell-count="407" meta:object-count="0"/>
    <meta:generator>LibreOffice/5.1.6.2$Linux_X86_64 LibreOffice_project/10m0$Build-2</meta:generator>
  </office:meta>
</office:document-meta>
</file>